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AspectJAfterThrowingTests.accessThrow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ceptionHandlingAspect.handleIOException(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